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" svg:font-family="Noto Sans" style:font-family-generic="swiss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Noto Sans"/>
    </style:style>
    <style:style style:name="P2" style:parent-style-name="Standard" style:family="paragraph">
      <style:text-properties style:font-name="Noto Sans"/>
    </style:style>
    <style:style style:name="P3" style:parent-style-name="Standard" style:family="paragraph">
      <style:text-properties style:font-name="Noto Sans"/>
    </style:style>
    <style:style style:name="P4" style:parent-style-name="Standard" style:family="paragraph">
      <style:text-properties style:font-name="Noto Sans"/>
    </style:style>
    <style:style style:name="P5" style:parent-style-name="Standard" style:family="paragraph">
      <style:text-properties style:font-name="Noto Sans"/>
    </style:style>
    <style:style style:name="P6" style:parent-style-name="Standard" style:family="paragraph">
      <style:text-properties style:font-name="Noto Sans"/>
    </style:style>
    <style:style style:name="P7" style:parent-style-name="Standard" style:family="paragraph">
      <style:text-properties style:font-name="Noto Sans"/>
    </style:style>
    <style:style style:name="P8" style:parent-style-name="Standard" style:family="paragraph">
      <style:text-properties style:font-name="Noto Sans"/>
    </style:style>
    <style:style style:name="P9" style:parent-style-name="Standard" style:family="paragraph">
      <style:text-properties style:font-name="Noto Sans"/>
    </style:style>
    <style:style style:name="P10" style:parent-style-name="Standard" style:family="paragraph">
      <style:text-properties style:font-name="Noto Sans"/>
    </style:style>
    <style:style style:name="P11" style:parent-style-name="Standard" style:family="paragraph">
      <style:text-properties style:font-name="Noto Sans"/>
    </style:style>
    <style:style style:name="T12" style:parent-style-name="Основнойшрифтабзаца" style:family="text">
      <style:text-properties style:font-name="Noto Sans"/>
    </style:style>
    <style:style style:name="T13" style:parent-style-name="Основнойшрифтабзаца" style:family="text">
      <style:text-properties style:font-name="Noto Sans" fo:language="en" fo:country="US"/>
    </style:style>
    <style:style style:name="P14" style:parent-style-name="Standard" style:family="paragraph">
      <style:text-properties style:font-name="Noto Sans" fo:language="en" fo:country="US"/>
    </style:style>
    <style:style style:name="P15" style:parent-style-name="Standard" style:family="paragraph">
      <style:text-properties style:font-name="Noto Sans" fo:language="en" fo:country="US"/>
    </style:style>
    <style:style style:name="P16" style:parent-style-name="Standard" style:family="paragraph">
      <style:text-properties style:font-name="Noto Sans" fo:language="en" fo:country="US"/>
    </style:style>
    <style:style style:name="T17" style:parent-style-name="Основнойшрифтабзаца" style:family="text">
      <style:text-properties style:font-name="Noto Sans" fo:language="en" fo:country="US"/>
    </style:style>
    <style:style style:name="T18" style:parent-style-name="Основнойшрифтабзаца" style:family="text">
      <style:text-properties style:font-name="Noto Sans" fo:language="en" fo:country="US"/>
    </style:style>
    <style:style style:name="T19" style:parent-style-name="Основнойшрифтабзаца" style:family="text">
      <style:text-properties style:font-name="Noto Sans"/>
    </style:style>
    <style:style style:name="P20" style:parent-style-name="Standard" style:family="paragraph">
      <style:text-properties style:font-name="Noto Sans"/>
    </style:style>
    <style:style style:name="T21" style:parent-style-name="Основнойшрифтабзаца" style:family="text">
      <style:text-properties style:font-name="Noto Sans"/>
    </style:style>
    <style:style style:name="T22" style:parent-style-name="Основнойшрифтабзаца" style:family="text">
      <style:text-properties style:font-name="Noto Sans"/>
    </style:style>
    <style:style style:name="T23" style:parent-style-name="Основнойшрифтабзаца" style:family="text">
      <style:text-properties style:font-name="Noto Sans"/>
    </style:style>
    <style:style style:name="T24" style:parent-style-name="Основнойшрифтабзаца" style:family="text">
      <style:text-properties style:font-name="Noto Sans"/>
    </style:style>
    <style:style style:name="P25" style:parent-style-name="Standard" style:family="paragraph">
      <style:text-properties style:font-name="Calibri" fo:color="#002060"/>
    </style:style>
    <style:style style:name="P26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27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28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29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0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1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2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3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4" style:parent-style-name="Standard" style:family="paragraph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Consolas" style:font-name-asian="Times New Roman" style:font-name-complex="Times New Roman" fo:color="#002060" style:letter-kerning="false" fo:language="en" fo:country="US" style:language-asian="ru" style:country-asian="RU" style:language-complex="ar" style:country-complex="SA"/>
    </style:style>
    <style:style style:name="P36" style:parent-style-name="Standard" style:family="paragraph">
      <style:text-properties style:font-name="Noto Sans"/>
    </style:style>
  </office:automatic-styles>
  <office:body>
    <office:text text:use-soft-page-breaks="true">
      <text:p text:style-name="P1">Execise 3 Задание на использование цыклов и условий</text:p>
      <text:p text:style-name="P2"/>
      <text:p text:style-name="P3">1.При помощи цикла выведите числа от 5 до 10 в консоль. 5 и 10 включительно.</text:p>
      <text:p text:style-name="P4"><text:tab/>Цикл можно использовать любой</text:p>
      <text:p text:style-name="P5">2. При помощи цикла for<text:s/>вывести числа от 20 до 10 в консоль. В обратном порядке (20, 19, 18...).</text:p>
      <text:p text:style-name="P6"><text:tab/><text:s/>Когда цикл дойдет до числа 13 - остановить весь цикл</text:p>
      <text:p text:style-name="P7">3. При помощи цикла for выведите чётные числа от 2 до 10 включительно</text:p>
      <text:p text:style-name="P8">4. Перепишите цикл  for на вариант с while. Результат должен остаться точно<text:s/><text:tab/>таким же.</text:p>
      <text:p text:style-name="P9"><text:tab/>Не создайте бесконечный цикл! Иначе браузер может зависнуть.</text:p>
      <text:p text:style-name="P10"><text:tab/>Цикл, который нужно переписать:</text:p>
      <text:p text:style-name="P11"><text:s text:c="4"/>for (let i = 2; i &lt;= 16; i++) {</text:p>
      <text:p text:style-name="Standard"><text:span text:style-name="T12"><text:s text:c="7"/></text:span><text:span text:style-name="T13">if (i % 2 === 0) {</text:span></text:p>
      <text:p text:style-name="P14"><text:s text:c="13"/>continue;</text:p>
      <text:p text:style-name="P15"><text:s text:c="8"/>} else {</text:p>
      <text:p text:style-name="P16"><text:s text:c="12"/>console.log(i);</text:p>
      <text:p text:style-name="Standard"><text:span text:style-name="T17"><text:s/></text:span><text:span text:style-name="T18"><text:s text:c="9"/></text:span><text:span text:style-name="T19">}</text:span></text:p>
      <text:p text:style-name="P20"><text:s text:c="6"/>}</text:p>
      <text:p text:style-name="Standard"><text:span text:style-name="T21">5. Заполните массив цифрами от 5 до 10 включительно. Помните, что элементы<text:s/></text:span><text:span text:style-name="T22"><text:tab/>ма</text:span><text:span text:style-name="T23">ссива можно сформировать так же,</text:span><text:span text:style-name="T24">как и обращаться к ним: arr[0]</text:span></text:p>
      <text:p text:style-name="P25"/>
      <text:p text:style-name="P26">for (let i = 5; i &lt;= 10; i++){</text:p>
      <text:p text:style-name="P27"><text:tab/>console.log(i);</text:p>
      <text:p text:style-name="P28">}</text:p>
      <text:p text:style-name="P29"/>
      <text:p text:style-name="P30">for (let i = 20; i &gt;= 10; i--){</text:p>
      <text:p text:style-name="P31"><text:tab/>console.log(i);</text:p>
      <text:p text:style-name="P32"><text:tab/>if(i == 13){</text:p>
      <text:p text:style-name="P33"><text:tab/><text:tab/>break;</text:p>
      <text:p text:style-name="P34"><text:tab/>}</text:p>
      <text:p text:style-name="Standard"><text:span text:style-name="T35">}</text:span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" svg:font-family="Noto Sans" style:font-family-generic="swiss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24-01-16T22:42:00Z</meta:creation-date>
    <dc:date>2024-01-17T04:42:00Z</dc:date>
    <meta:template xlink:href="Normal.dotm" xlink:type="simple"/>
    <meta:editing-cycles>3</meta:editing-cycles>
    <meta:editing-duration>PT1800S</meta:editing-duration>
    <meta:document-statistic meta:page-count="1" meta:paragraph-count="1" meta:word-count="147" meta:character-count="985" meta:row-count="6" meta:non-whitespace-character-count="839"/>
  </office:meta>
</office:document-meta>
</file>